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vg:font-family="Liberation"/>
    <style:font-face style:name="FreeSans1" svg:font-family="FreeSans" style:font-family-generic="swiss"/>
    <style:font-face style:name="HelveticaNeueLT Std" svg:font-family="'HelveticaNeueLT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a483" officeooo:paragraph-rsid="0019a483"/>
    </style:style>
    <style:style style:name="P2" style:family="paragraph" style:parent-style-name="Standard">
      <style:text-properties officeooo:rsid="001ad55f" officeooo:paragraph-rsid="001ad55f"/>
    </style:style>
    <style:style style:name="P3" style:family="paragraph" style:parent-style-name="Standard">
      <style:text-properties style:font-name="HelveticaNeueLT Std" fo:font-size="16pt" officeooo:rsid="001b63ee" officeooo:paragraph-rsid="001b63ee" style:font-size-asian="16pt" style:font-size-complex="16pt"/>
    </style:style>
    <style:style style:name="P4" style:family="paragraph" style:parent-style-name="Standard">
      <style:text-properties style:font-name="HelveticaNeueLT Std" fo:font-size="16pt" officeooo:rsid="001cbbc7" officeooo:paragraph-rsid="001cbbc7" style:font-size-asian="16pt" style:font-size-complex="16pt"/>
    </style:style>
    <style:style style:name="P5" style:family="paragraph" style:parent-style-name="Standard">
      <style:text-properties style:font-name="Liberation Serif" fo:font-size="12pt" officeooo:rsid="001de698" officeooo:paragraph-rsid="001de698" style:font-size-asian="12pt" style:font-size-complex="12pt"/>
    </style:style>
    <style:style style:name="P6" style:family="paragraph" style:parent-style-name="Standard">
      <style:text-properties style:font-name="Liberation Serif" fo:font-size="12pt" officeooo:rsid="0019a483" officeooo:paragraph-rsid="001b63ee" style:font-size-asian="12pt" style:font-size-complex="12pt"/>
    </style:style>
    <style:style style:name="P7" style:family="paragraph" style:parent-style-name="Standard">
      <style:text-properties style:font-name="Liberation Serif" fo:font-size="12pt" officeooo:rsid="001fc4ab" officeooo:paragraph-rsid="001fc4ab" style:font-size-asian="12pt" style:font-size-complex="12pt"/>
    </style:style>
    <style:style style:name="P8" style:family="paragraph" style:parent-style-name="Standard">
      <style:text-properties officeooo:rsid="0020eb7e" officeooo:paragraph-rsid="0020eb7e"/>
    </style:style>
    <style:style style:name="P9" style:family="paragraph" style:parent-style-name="Standard">
      <style:text-properties officeooo:rsid="0020eb7e" officeooo:paragraph-rsid="00210f2d"/>
    </style:style>
    <style:style style:name="P10" style:family="paragraph" style:parent-style-name="Standard">
      <style:text-properties officeooo:rsid="00210f2d" officeooo:paragraph-rsid="00210f2d"/>
    </style:style>
    <style:style style:name="P11" style:family="paragraph" style:parent-style-name="Standard">
      <style:paragraph-properties fo:break-before="page"/>
      <style:text-properties officeooo:rsid="0019a483" officeooo:paragraph-rsid="0019a483"/>
    </style:style>
    <style:style style:name="P12" style:family="paragraph" style:parent-style-name="Standard">
      <style:paragraph-properties fo:break-before="page"/>
      <style:text-properties style:font-name="HelveticaNeueLT Std" fo:font-size="16pt" officeooo:rsid="0019a483" officeooo:paragraph-rsid="0019a483" style:font-size-asian="16pt" style:font-size-complex="16pt"/>
    </style:style>
    <style:style style:name="P13" style:family="paragraph" style:parent-style-name="Standard">
      <style:paragraph-properties fo:break-before="page"/>
      <style:text-properties officeooo:rsid="0020eb7e" officeooo:paragraph-rsid="0020eb7e"/>
    </style:style>
    <style:style style:name="T1" style:family="text">
      <style:text-properties officeooo:rsid="0019a483"/>
    </style:style>
    <style:style style:name="T2" style:family="text">
      <style:text-properties style:font-name="Liberation Serif" fo:font-size="12pt" officeooo:rsid="0019a483" style:font-size-asian="12pt" style:font-size-complex="12pt"/>
    </style:style>
    <style:style style:name="T3" style:family="text">
      <style:text-properties officeooo:rsid="001fc4ab"/>
    </style:style>
    <style:style style:name="T4" style:family="text">
      <style:text-properties officeooo:rsid="00210f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ausePlugin Dokumentation</text:p>
      <text:p text:style-name="P1"/>
      <text:p text:style-name="P1">Plugin Entwicklung</text:p>
      <text:p text:style-name="P1"/>
      <text:p text:style-name="P1"/>
      <text:p text:style-name="P1">Pause Plugin</text:p>
      <text:p text:style-name="P1"/>
      <text:p text:style-name="P1"/>
      <text:p text:style-name="P1">Oliver Kempf</text:p>
      <text:p text:style-name="P1">Joshua Thomsen </text:p>
      <text:p text:style-name="P1">Florian Saupp</text:p>
      <text:p text:style-name="P11"/>
      <text:p text:style-name="P1">Inhalt:</text:p>
      <text:p text:style-name="P1"/>
      <text:p text:style-name="P1">Wieso, weshalb, warum?</text:p>
      <text:p text:style-name="P1"/>
      <text:p text:style-name="P1">Vorgehensweise</text:p>
      <text:p text:style-name="P1"/>
      <text:p text:style-name="P10">UI Dokumentation</text:p>
      <text:p text:style-name="P1"/>
      <text:p text:style-name="P1">Klassendiagramme</text:p>
      <text:p text:style-name="P1"><text:tab/>Klassenbeschreibung</text:p>
      <text:p text:style-name="P1"><text:tab/><text:tab/>Timer</text:p>
      <text:p text:style-name="P1"><text:tab/><text:tab/>PieCharts</text:p>
      <text:p text:style-name="P1"><text:tab/><text:tab/>ShowCurrentWindow</text:p>
      <text:p text:style-name="P1"/>
      <text:p text:style-name="P1">Probleme und Abhilfe</text:p>
      <text:p text:style-name="P1"/>
      <text:p text:style-name="P12">Wieso, Weshalb, Warum?</text:p>
      <text:p text:style-name="P1"/>
      <text:p text:style-name="P1"/>
      <text:p text:style-name="P1">Die Aufgabenstellung der Hausarbeit für das Wahlpflichtmodul Plugin Entwicklung beinhaltete ein Plugin für die IDE Visual Studio 2015.</text:p>
      <text:p text:style-name="P1"/>
      <text:p text:style-name="P1">Relativ schnell konnten wir und darau verständigen eine Art Pausen Manager entwickeln.</text:p>
      <text:p text:style-name="P1">Die Grundidee war, dieses Plugin sollte die Zeit, die man in einem offenen Projekt verbringt, mitschneiden und nach einer vorgebenen bzw. einstellbahren Zeit, den Bildschirm sperren und den Benutzer dazu auffordern eine Pause einzulegen.</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orgehensweise<text:span text:style-name="T1"><text:line-break/></text:span><text:span text:style-name="T2">Grundsätzlich konnten wir unsere Aufgaben recht gut untereinander aufteilen, da wir 3 Personen in der Gruppe sind und unser Projekt im Großen und Ganzen 3 Hauptpfeiler besitzt.</text:span></text:p>
      <text:p text:style-name="P4"><text:span text:style-name="T2">Zum einen wäre da der Timer.<text:line-break/>Der Timer umfasst das Runterzählen der Zeit, die entsprechenden Buttons für Start, Pause, einen neuen Zeitstempel hinzufügen und einen ClearAll Button, </text:span><text:span text:style-name="T1">&lt;der das Label-Field mit der Zeitausgabe, zurücksetzt&gt;</text:span></text:p>
      <text:p text:style-name="P5"/>
      <text:p text:style-name="P5">Der zweite Eckpfeiler unseres Pause Manager Plugins besteht aus der Auswertung, der in den verschiedenen Projekten aufgehaltenen Zeit.</text:p>
      <text:p text:style-name="P5"/>
      <text:p text:style-name="P5">Der letzte Eckpfeiler war das erstellen der eigentlichen UI-Form inklusive <text:span text:style-name="T3">des entgegennehmen und verarbeiten der verschiedenen Datenstränge.</text:span></text:p>
      <text:p text:style-name="P7">Hinzu kam eine grafische Auswertung mit Hilfe von Charts.</text:p>
      <text:p text:style-name="P5"/>
      <text:p text:style-name="P6"/>
      <text:p text:style-name="P13"/>
      <text:p text:style-name="P13">Klassendiagram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Beschreibung der Klassen</text:p>
      <text:p text:style-name="P8">Timer.cs</text:p>
      <text:p text:style-name="P8"/>
      <text:p text:style-name="P8"/>
      <text:p text:style-name="P8"/>
      <text:p text:style-name="P8"/>
      <text:p text:style-name="P8"/>
      <text:p text:style-name="P8"/>
      <text:p text:style-name="P8">ShowCurrentWindow.cs</text:p>
      <text:p text:style-name="P8"/>
      <text:p text:style-name="P8"/>
      <text:p text:style-name="P8"/>
      <text:p text:style-name="P8"/>
      <text:p text:style-name="P8"/>
      <text:p text:style-name="P8"/>
      <text:p text:style-name="P8"/>
      <text:p text:style-name="P8"/>
      <text:p text:style-name="P8">MainViewModel.cs</text:p>
      <text:p text:style-name="P8"/>
      <text:p text:style-name="P8"/>
      <text:p text:style-name="P13">Probleme und Abhilfe:</text:p>
      <text:p text:style-name="P8">Jeder der gerne programmiert weiss dass man früher oder später vor Problemstellungen sitzt, die einen die Haare raufen lassen.</text:p>
      <text:p text:style-name="P8">Teilweise sind Diese, aufgrund von mangeldem Verständis oder schlechtem, ungenauen Coding hausgemacht, teilweise aber auch der IDE geschuldet. <text:line-break/>Nach Lösen des entsprechenden Problems, fällt die Kinnlade gerne mal runter und man wundert sich, dass es “doch ganz einfach war”.</text:p>
      <text:p text:style-name="P8">Hier eine Auflistung unserer liebsten, schlimmsten, nervenaufreibendsten Bugs und Probleme die wir hatten, wärend der Entwicklung dieses Plugins.</text:p>
      <text:p text:style-name="P8"/>
      <text:p text:style-name="P8">Ausgabe von Charts in WPF:</text:p>
      <text:p text:style-name="P8">In der WPF Toolbox ist ein ChartControl vorhanden, welches aber grundsätzlich ausgegraut ist. Nach einer kurzen Googlesuche erfährt man, dass Microsoft <text:span text:style-name="T4">ab </text:span>.NET 4.0 zwar Chart-Ausgaben unterstützt, allerdings nur in ASP oder WinForms (Warum auch immer?!?!?!).<text:line-break/>Glücklicherweise gibt es verschiedene Plugins die VisualStudio dahingehend erweitern.</text:p>
      <text:p text:style-name="P9">Eine weitere Suche ergab dass das WPFToolkit, direkt von Microsoft unterstützt, wohl die einfachste Integration und gleichzeitig <text:span text:style-name="T4">am meisten Funktionen bietet.<text:line-break/>Einfach die entsprechende WPFToolkit.msi herunterladen und installieren oder eine zip File mit den dafür vorgesehen dll-Dateien entpacken und als Verweis einbinden.</text:span></text:p>
      <text:p text:style-name="P9"><text:line-break/><text:span text:style-name="T4">Gesagt getan, nach einiger Zeit arbeit (hausgemachtes Problem aufgrund mangelndes Verständis) lief es auch soweit. <text:line-break/>Aber schon beim ersten Starten des Programms und der Ausführung der Auswertung wurde der Ablauf gestoppt und und eine ‘FileNotFound’-Exception, die genau die WPFToolkit.dll als fehlend bemängelt, ausgespuckt. Obwohl selbstverständlich alle dll-Dateien da lagen wo sie hingehören.<text:line-break/>Die Frustration war auf jeden Fall da!</text:span></text:p>
      <text:p text:style-name="P9"/>
      <text:p text:style-name="P9"><text:span text:style-name="T4">Lösung des Problems:<text:line-break/>Nachdem keine Lösung gefunden werden konnte, wurde das WPFToolkit komplett entfernt und durch das ModernUI(Metro) Plugin ersetzt. <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vg:font-family="Liberation"/>
    <style:font-face style:name="FreeSans1" svg:font-family="FreeSans" style:font-family-generic="swiss"/>
    <style:font-face style:name="HelveticaNeueLT Std" svg:font-family="'HelveticaNeueLT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0T10:38:13.125510695</meta:creation-date>
    <dc:date>2016-09-10T14:56:05.403203106</dc:date>
    <meta:editing-duration>PT1H12M20S</meta:editing-duration>
    <meta:editing-cycles>1</meta:editing-cycles>
    <meta:generator>LibreOffice/5.1.4.2$Linux_X86_64 LibreOffice_project/10m0$Build-2</meta:generator>
    <meta:document-statistic meta:table-count="0" meta:image-count="0" meta:object-count="0" meta:page-count="6" meta:paragraph-count="39" meta:word-count="457" meta:character-count="3416" meta:non-whitespace-character-count="2984"/>
  </office:meta>
</office:document-meta>
</file>